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4166a" officeooo:paragraph-rsid="0014166a"/>
    </style:style>
    <style:style style:name="P2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officeooo:rsid="0014166a" officeooo:paragraph-rsid="001416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另一部分是英文的语法和单词，对于单词，针对考试要记忆的单词是需要的，但对于语言能力来说，记忆单词并不重要，就像文盲一样，他们虽然不会写字，但都会说，也能听懂，就是这个道理，所以记忆单词是为了考试，而生活中，我们更需要的是知道如何发音，知道这样说的意思就足够了。</text:p>
      <text:p text:style-name="P2">英文的语法是比较重要的部分，但只要善于总结也不是特别难。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HK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HK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1T15:14:33.003587665</meta:creation-date>
    <dc:date>2022-07-21T15:33:12.822829196</dc:date>
    <meta:editing-duration>PT8M34S</meta:editing-duration>
    <meta:editing-cycles>2</meta:editing-cycles>
    <meta:generator>LibreOffice/7.3.4.2$Linux_X86_64 LibreOffice_project/30$Build-2</meta:generator>
    <meta:document-statistic meta:table-count="0" meta:image-count="0" meta:object-count="0" meta:page-count="1" meta:paragraph-count="2" meta:word-count="158" meta:character-count="158" meta:non-whitespace-character-count="158"/>
  </office:meta>
</office:document-meta>
</file>